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4a56b" officeooo:paragraph-rsid="0014a56b"/>
    </style:style>
    <style:style style:name="P2" style:family="paragraph" style:parent-style-name="Standard">
      <style:text-properties officeooo:rsid="0014a56b" officeooo:paragraph-rsid="00213379"/>
    </style:style>
    <style:style style:name="P3" style:family="paragraph" style:parent-style-name="Standard">
      <style:text-properties officeooo:rsid="0015125f" officeooo:paragraph-rsid="0015125f"/>
    </style:style>
    <style:style style:name="P4" style:family="paragraph" style:parent-style-name="Standard">
      <style:text-properties officeooo:rsid="00179171" officeooo:paragraph-rsid="00179171"/>
    </style:style>
    <style:style style:name="P5" style:family="paragraph" style:parent-style-name="Standard">
      <style:text-properties officeooo:rsid="0018cc6d" officeooo:paragraph-rsid="0018cc6d"/>
    </style:style>
    <style:style style:name="P6" style:family="paragraph" style:parent-style-name="Standard">
      <style:text-properties officeooo:rsid="001ae2eb" officeooo:paragraph-rsid="001ae2eb"/>
    </style:style>
    <style:style style:name="P7" style:family="paragraph" style:parent-style-name="Standard">
      <style:text-properties officeooo:rsid="001ae2eb" officeooo:paragraph-rsid="0029d1f1"/>
    </style:style>
    <style:style style:name="P8" style:family="paragraph" style:parent-style-name="Standard">
      <style:text-properties officeooo:rsid="001ae2eb" officeooo:paragraph-rsid="002ba68c"/>
    </style:style>
    <style:style style:name="P9" style:family="paragraph" style:parent-style-name="Standard">
      <style:text-properties officeooo:rsid="002393bf" officeooo:paragraph-rsid="002393bf"/>
    </style:style>
    <style:style style:name="P10" style:family="paragraph" style:parent-style-name="Standard">
      <style:text-properties officeooo:rsid="002393bf" officeooo:paragraph-rsid="0028d30c"/>
    </style:style>
    <style:style style:name="P11" style:family="paragraph" style:parent-style-name="Standard">
      <style:text-properties officeooo:paragraph-rsid="002393bf"/>
    </style:style>
    <style:style style:name="P12" style:family="paragraph" style:parent-style-name="Standard">
      <style:text-properties officeooo:rsid="00265c03" officeooo:paragraph-rsid="00265c03"/>
    </style:style>
    <style:style style:name="P13" style:family="paragraph" style:parent-style-name="Standard">
      <style:text-properties officeooo:rsid="0027d5cb" officeooo:paragraph-rsid="0027d5cb"/>
    </style:style>
    <style:style style:name="P14" style:family="paragraph" style:parent-style-name="Standard">
      <style:text-properties officeooo:paragraph-rsid="0027d5cb"/>
    </style:style>
    <style:style style:name="P15" style:family="paragraph" style:parent-style-name="Standard">
      <style:text-properties officeooo:paragraph-rsid="0028d30c"/>
    </style:style>
    <style:style style:name="P16" style:family="paragraph" style:parent-style-name="Standard">
      <style:text-properties officeooo:rsid="002d8ac6" officeooo:paragraph-rsid="002d8ac6"/>
    </style:style>
    <style:style style:name="T1" style:family="text">
      <style:text-properties officeooo:rsid="0018cc6d"/>
    </style:style>
    <style:style style:name="T2" style:family="text">
      <style:text-properties officeooo:rsid="001c6d8a"/>
    </style:style>
    <style:style style:name="T3" style:family="text">
      <style:text-properties officeooo:rsid="001ded17"/>
    </style:style>
    <style:style style:name="T4" style:family="text">
      <style:text-properties officeooo:rsid="001ed3ec"/>
    </style:style>
    <style:style style:name="T5" style:family="text">
      <style:text-properties officeooo:rsid="00213379"/>
    </style:style>
    <style:style style:name="T6" style:family="text">
      <style:text-properties officeooo:rsid="00222878"/>
    </style:style>
    <style:style style:name="T7" style:family="text">
      <style:text-properties officeooo:rsid="002393bf"/>
    </style:style>
    <style:style style:name="T8" style:family="text">
      <style:text-properties officeooo:rsid="0024b83f"/>
    </style:style>
    <style:style style:name="T9" style:family="text">
      <style:text-properties officeooo:rsid="0027d5cb"/>
    </style:style>
    <style:style style:name="T10" style:family="text">
      <style:text-properties officeooo:rsid="0028d30c"/>
    </style:style>
    <style:style style:name="T11" style:family="text">
      <style:text-properties officeooo:rsid="0029ca72"/>
    </style:style>
    <style:style style:name="T12" style:family="text">
      <style:text-properties officeooo:rsid="0029d1f1"/>
    </style:style>
    <style:style style:name="T13" style:family="text">
      <style:text-properties officeooo:rsid="002d8ac6"/>
    </style:style>
    <style:style style:name="T14" style:family="text">
      <style:text-properties officeooo:rsid="002ea192"/>
    </style:style>
    <style:style style:name="T15" style:family="text">
      <style:text-properties officeooo:rsid="0031eb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damental Algorithms Homework 11</text:p>
      <text:p text:style-name="P1">MST, Prim, Kruskal, Single-Source Shortest Path, Bellman-Ford</text:p>
      <text:p text:style-name="P1">Michael Lukiman mll469 </text:p>
      <text:p text:style-name="P1">Professor Amir Shpilka</text:p>
      <text:p text:style-name="P1"/>
      <text:p text:style-name="P1">1. Prim’s <text:span text:style-name="T11">MST</text:span></text:p>
      <text:p text:style-name="P1"/>
      <text:p text:style-name="P1">All weights the same.</text:p>
      <text:p text:style-name="P1"/>
      <text:p text:style-name="P1"># 1.1 Homogenous nodes. </text:p>
      <text:p text:style-name="P1"/>
      <text:p text:style-name="P1">def MST_homogeneous(G,w):</text:p>
      <text:p text:style-name="P1"/>
      <text:p text:style-name="P1"><text:tab/>Q = G.v</text:p>
      <text:p text:style-name="P1"/>
      <text:p text:style-name="P2"><text:tab/>u = dequeue(Q)</text:p>
      <text:p text:style-name="P2"><text:tab/><text:span text:style-name="T5">u.key = 1 </text:span></text:p>
      <text:p text:style-name="P1"><text:tab/></text:p>
      <text:p text:style-name="P1"><text:tab/>while Q != []:</text:p>
      <text:p text:style-name="P1"><text:tab/><text:tab/><text:span text:style-name="T5">recur(G, u, v, Q)</text:span></text:p>
      <text:p text:style-name="P1"/>
      <text:p text:style-name="P2"><text:span text:style-name="T5">recur(G, u, v, Q):</text:span></text:p>
      <text:p text:style-name="P2"><text:tab/>for v in G.adj[u]:</text:p>
      <text:p text:style-name="P2"><text:tab/><text:tab/><text:tab/><text:span text:style-name="T3">if v in Q:</text:span></text:p>
      <text:p text:style-name="P2"><text:tab/><text:tab/><text:tab/><text:tab/>v = dequeue(Q)</text:p>
      <text:p text:style-name="P2"><text:tab/><text:tab/><text:tab/><text:tab/>v.pi = u</text:p>
      <text:p text:style-name="P2"><text:tab/><text:tab/><text:tab/><text:tab/>v.key = w </text:p>
      <text:p text:style-name="P2"><text:tab/><text:tab/><text:tab/><text:tab/><text:span text:style-name="T5">recur(G, u, v, Q)</text:span></text:p>
      <text:p text:style-name="P2"><text:tab/><text:tab/></text:p>
      <text:p text:style-name="P1"/>
      <text:p text:style-name="P1"># Way faster than Prim, at <text:span text:style-name="T3">O(V)</text:span> steps. </text:p>
      <text:p text:style-name="P1"># Since all edges are the same, can make arbitrary tree as long as every next v is still in the Q and is connected to current u. <text:span text:style-name="T4">We assume the graph is connected and has no double edges. This is basically DFS.</text:span></text:p>
      <text:p text:style-name="P1"/>
      <text:p text:style-name="P1">_______</text:p>
      <text:p text:style-name="P1"/>
      <text:p text:style-name="P4"># 1.2 One weight that's not like the others. </text:p>
      <text:p text:style-name="P4"/>
      <text:p text:style-name="P4">def MST_odd_one_out(G,w): </text:p>
      <text:p text:style-name="P4"/>
      <text:p text:style-name="P4"><text:tab/># if len(G.v) &lt; len(G.e):</text:p>
      <text:p text:style-name="P4"><text:tab/># <text:tab/>adjacency_search = 'fib_heap'</text:p>
      <text:p text:style-name="P4"><text:tab/># else:</text:p>
      <text:p text:style-name="P4"><text:tab/># <text:tab/>adjacency_search = 'binary_heap'</text:p>
      <text:p text:style-name="P4"/>
      <text:p text:style-name="P4"><text:tab/>normal_weight, special_weight = determine_normal_weight(w)</text:p>
      <text:p text:style-name="P4"><text:tab/>special_weight = determine_special_weight(w, special_weight)</text:p>
      <text:p text:style-name="P4"><text:tab/>w = normal_weight</text:p>
      <text:p text:style-name="P4"><text:soft-page-break/></text:p>
      <text:p text:style-name="P4"><text:tab/>if normal_weight =&gt; special_weight:</text:p>
      <text:p text:style-name="P4"><text:tab/><text:tab/>Q = G.v</text:p>
      <text:p text:style-name="P4"><text:tab/><text:tab/>u = dequeue(Q)</text:p>
      <text:p text:style-name="P4"><text:tab/><text:tab/>u.key = 0</text:p>
      <text:p text:style-name="P4"/>
      <text:p text:style-name="P4"><text:tab/><text:tab/>while len(Q) &gt; 1: # While there's more than one element queued</text:p>
      <text:p text:style-name="P4"><text:tab/><text:tab/><text:tab/>if Q[0] in G.adj[u] and w(u,Q[0]) == normal_weight: # Assume Q dequeues from front. If we prioritize the normal weight <text:span text:style-name="T1">O(2V)</text:span>: </text:p>
      <text:p text:style-name="P4"><text:tab/><text:tab/><text:tab/><text:tab/>v = dequeue(Q) </text:p>
      <text:p text:style-name="P4"><text:tab/><text:tab/><text:tab/><text:tab/>v.pi = u</text:p>
      <text:p text:style-name="P4"><text:tab/><text:tab/><text:tab/><text:tab/>v.key = w </text:p>
      <text:p text:style-name="P4"><text:tab/><text:tab/><text:tab/><text:tab/>u = v </text:p>
      <text:p text:style-name="P4"><text:tab/><text:tab/><text:tab/>else: # If it's not the normal weight, then the vertex gets moved to the back of the queue. </text:p>
      <text:p text:style-name="P4"><text:tab/><text:tab/><text:tab/><text:tab/>Q.append(dequeue(Q))</text:p>
      <text:p text:style-name="P4"/>
      <text:p text:style-name="P4"><text:tab/><text:tab/>v = dequeue(Q) # The last element is either unreachable by normal weights via the tree we've made so far or it is simply the last element without any rearrangement, thus we see if there are any normal adjacent weights:</text:p>
      <text:p text:style-name="P4"><text:tab/><text:tab/><text:tab/></text:p>
      <text:p text:style-name="P4"><text:tab/><text:tab/>global key <text:tab/></text:p>
      <text:p text:style-name="P4"><text:tab/><text:tab/>if any_adj_normals(G,v) != True: # ...if not true that means there is only one edge from the vertex and it is the special weight. </text:p>
      <text:p text:style-name="P4"><text:tab/><text:tab/><text:tab/>v.pi = key</text:p>
      <text:p text:style-name="P4"><text:tab/><text:tab/><text:tab/>v.key = special_weight</text:p>
      <text:p text:style-name="P4"/>
      <text:p text:style-name="P4"><text:tab/>else: # <text:span text:style-name="T6">If the normal isn’t =&gt; than the special, w</text:span>e prefer the special weight if we can see it. </text:p>
      <text:p text:style-name="P4"><text:tab/><text:tab/>for u in G.v:</text:p>
      <text:p text:style-name="P4"><text:tab/><text:tab/><text:tab/><text:span text:style-name="T6">extract_min(</text:span>G.adj[u]<text:span text:style-name="T6">)</text:span>: # <text:span text:style-name="T6">O(ElogV)</text:span> <text:span text:style-name="T6">worst-case to find the special weight </text:span>if graph is strongly connected. <text:span text:style-name="T1">O(V)</text:span></text:p>
      <text:p text:style-name="P4"><text:tab/><text:tab/><text:tab/><text:tab/>if w(u,v) = special_weight: # Find that weight.</text:p>
      <text:p text:style-name="P4"><text:tab/><text:tab/><text:tab/><text:tab/><text:tab/>v.pi = u </text:p>
      <text:p text:style-name="P4"><text:tab/><text:tab/><text:tab/><text:tab/><text:tab/>v.key = special_weight</text:p>
      <text:p text:style-name="P4"><text:tab/><text:tab/><text:tab/><text:tab/><text:tab/>key_G = G</text:p>
      <text:p text:style-name="P4"><text:tab/><text:tab/><text:tab/><text:tab/><text:tab/>G.v.remove(u)</text:p>
      <text:p text:style-name="P4"><text:tab/><text:tab/><text:tab/><text:tab/><text:tab/>G_prime = G</text:p>
      <text:p text:style-name="P4"><text:tab/><text:tab/><text:tab/><text:tab/><text:tab/>G = key_G</text:p>
      <text:p text:style-name="P4"><text:tab/><text:tab/><text:tab/><text:tab/><text:tab/>MST_homogeneous(G_prime) # Run the uniform w algorithm <text:span text:style-name="T1">on the rest of the vertices </text:span>after making the first connection with w'. <text:span text:style-name="T1">O(E)</text:span></text:p>
      <text:p text:style-name="P4"/>
      <text:p text:style-name="P4">def any_adj_normals(G,v): <text:span text:style-name="T1"># O(V-1)</text:span></text:p>
      <text:p text:style-name="P4"><text:tab/>for x in G.adj[v]:</text:p>
      <text:p text:style-name="P4"><text:tab/><text:tab/>if w(x,v) == normal_weight: # If there is a normal weight we make the other vertex the parent of v. </text:p>
      <text:p text:style-name="P4"><text:tab/><text:tab/><text:tab/>v.pi = x</text:p>
      <text:p text:style-name="P4"><text:tab/><text:tab/><text:tab/>v.key = w</text:p>
      <text:p text:style-name="P4"><text:tab/><text:tab/><text:tab/>return True</text:p>
      <text:p text:style-name="P4"><text:tab/><text:tab/>if w(x,v) == special_weight:</text:p>
      <text:p text:style-name="P4"><text:soft-page-break/><text:tab/><text:tab/><text:tab/>global key</text:p>
      <text:p text:style-name="P4"><text:tab/><text:tab/><text:tab/>key = x</text:p>
      <text:p text:style-name="P4"><text:tab/><text:tab/><text:tab/>return False</text:p>
      <text:p text:style-name="P5"/>
      <text:p text:style-name="P4"/>
      <text:p text:style-name="P4"><text:tab/><text:tab/><text:tab/><text:tab/></text:p>
      <text:p text:style-name="P4">def determine_special_weight(w, special_weight): <text:span text:style-name="T1">O(V)</text:span></text:p>
      <text:p text:style-name="P4"/>
      <text:p text:style-name="P4"><text:tab/><text:tab/>if special_weight == 'none_yet':</text:p>
      <text:p text:style-name="P4"><text:tab/><text:tab/><text:tab/>for weight in w:</text:p>
      <text:p text:style-name="P4"><text:tab/><text:tab/><text:tab/><text:tab/>if weight != normal_weight:</text:p>
      <text:p text:style-name="P4"><text:tab/><text:tab/><text:tab/><text:tab/><text:tab/>special_weight = weight</text:p>
      <text:p text:style-name="P4"><text:tab/><text:tab/><text:tab/><text:tab/><text:tab/>return special_weight</text:p>
      <text:p text:style-name="P4"><text:tab/><text:tab/>else:</text:p>
      <text:p text:style-name="P4"><text:tab/><text:tab/><text:tab/>return special_weight</text:p>
      <text:p text:style-name="P4"/>
      <text:p text:style-name="P4"/>
      <text:p text:style-name="P4">def determine_normal_weight(w): # returns normal weight (and special weight if found within the first two elements. else 'none_yet').<text:span text:style-name="T1"> O(1)</text:span></text:p>
      <text:p text:style-name="P4"/>
      <text:p text:style-name="P4"><text:tab/>if len(w) &lt; 3: # If less than three elements... </text:p>
      <text:p text:style-name="P4"><text:tab/><text:tab/>return w[0], w[0] # Normalcy is arbitrary, can say first is normal and special.</text:p>
      <text:p text:style-name="P4"/>
      <text:p text:style-name="P4"><text:tab/>if w[0] == w[1]: # If the first two elements are the same, they share the normal weight (since there's only one element that will not have the normal weight).</text:p>
      <text:p text:style-name="P4"><text:tab/><text:tab/>return w[0], 'none_yet' <text:s/># Return the normal.</text:p>
      <text:p text:style-name="P4"/>
      <text:p text:style-name="P4"><text:tab/>if w[1] == w[2]: # If the function continues, that means index 0 and 1 have different weights, therefore one of them is the special weight. If index 1 and 2 are the same, then index 0 is the special weight, and that's good news for the running time. We have an additional thing to return, which is the special weight.</text:p>
      <text:p text:style-name="P4"><text:tab/><text:tab/>return w[1], w[0]</text:p>
      <text:p text:style-name="P4"/>
      <text:p text:style-name="P4"><text:tab/>else: # If the function still continues, then w[1] is the special one, because given the nature of the list, w[2] will be be the same as w[0]. (While this relies on the integrity of the input, this function is only for the given problem to minimize running time.)</text:p>
      <text:p text:style-name="P4"><text:tab/><text:tab/>return w[2], w[1]</text:p>
      <text:p text:style-name="P4"/>
      <text:p text:style-name="P4"># Runtime takes <text:span text:style-name="T6">max ElogV or VlogV</text:span> with the addition of the functions to determine the normal and special weight, taking maximum E additional steps <text:span text:style-name="T1">to find the special weight</text:span>, plus the last element in the queue, which can take an additional V-1 steps if it connects to all other nodes, and worst case if the special weight edge is the last in its adjacency list. Here we can use the heap search for efficiency in the single search, though the algorithm would still be dominated by <text:span text:style-name="T6">XlogV</text:span>. </text:p>
      <text:p text:style-name="P4"/>
      <text:p text:style-name="P4">_____</text:p>
      <text:p text:style-name="P4"/>
      <text:p text:style-name="P6">2.</text:p>
      <text:p text:style-name="P6"/>
      <text:p text:style-name="P6"># Weights are integer values between 1 and W, inclusive. </text:p>
      <text:p text:style-name="P6"><text:soft-page-break/></text:p>
      <text:p text:style-name="P6">def MST_known_integers():</text:p>
      <text:p text:style-name="P6"><text:tab/>sorted_w = counting_sort(w,max_w)</text:p>
      <text:p text:style-name="P6"/>
      <text:p text:style-name="P6"><text:tab/>Qw = sorted_w <text:span text:style-name="T12"># O(E)</text:span></text:p>
      <text:p text:style-name="P6"><text:tab/>Qv = G.v</text:p>
      <text:p text:style-name="P6"><text:tab/><text:span text:style-name="T12">Qe = G.e</text:span></text:p>
      <text:p text:style-name="P6"/>
      <text:p text:style-name="P8"><text:tab/>while Qv != []: <text:s/><text:span text:style-name="T12"># O(V)</text:span></text:p>
      <text:p text:style-name="P6"><text:tab/><text:tab/>weight_to_find = dequeue(Qw) # Already sorted so can just dequeue.</text:p>
      <text:p text:style-name="P7"><text:tab/><text:tab/>find_edge(G,Qe,weight_to_find)</text:p>
      <text:p text:style-name="P6"/>
      <text:p text:style-name="P6">def find_edge(G,Qe,weight_to_find): </text:p>
      <text:p text:style-name="P6"><text:tab/>for edge in Qe: <text:span text:style-name="T13"># O(W)</text:span></text:p>
      <text:p text:style-name="P6"><text:tab/><text:tab/>if w(edge) = weight_to_find and edge[1] in Qv: # Find the lightest edge connecting to a separated vertex.</text:p>
      <text:p text:style-name="P6"><text:tab/><text:tab/><text:tab/>edge[1].pi = edge[0] # v.pi of edge is u</text:p>
      <text:p text:style-name="P6"><text:tab/><text:tab/><text:tab/>edge[1].key = w(edge)</text:p>
      <text:p text:style-name="P6"><text:tab/><text:tab/><text:tab/>Qv.remove(v) # v is accounted for in the tree with the smallest weight connected to it </text:p>
      <text:p text:style-name="P6"><text:tab/><text:tab/><text:tab/>return </text:p>
      <text:p text:style-name="P6"/>
      <text:p text:style-name="P16"># O(E) + O(V)*O(U)</text:p>
      <text:p text:style-name="P6"/>
      <text:p text:style-name="P6"><text:tab/><text:tab/><text:tab/></text:p>
      <text:p text:style-name="P6"/>
      <text:p text:style-name="P6"># Counting Sort Base Algorithm</text:p>
      <text:p text:style-name="P6">def counting_sort(array, maxval):</text:p>
      <text:p text:style-name="P6"><text:s text:c="4"/>"""in-place counting sort"""</text:p>
      <text:p text:style-name="P6"><text:s text:c="4"/>m = maxval + 1</text:p>
      <text:p text:style-name="P6"><text:s text:c="4"/>count = [0] * m <text:s text:c="14"/># init with zeros</text:p>
      <text:p text:style-name="P6"><text:s text:c="4"/>for a in array:</text:p>
      <text:p text:style-name="P6"><text:s text:c="8"/>count[a] += 1 <text:s text:c="12"/># count occurences</text:p>
      <text:p text:style-name="P6"><text:s text:c="4"/>i = 0</text:p>
      <text:p text:style-name="P6"><text:s text:c="4"/>for a in range(m): <text:s text:c="11"/># emit</text:p>
      <text:p text:style-name="P6"><text:s text:c="8"/>for c in range(count[a]):</text:p>
      <text:p text:style-name="P6"><text:s text:c="12"/>array[i] = a</text:p>
      <text:p text:style-name="P6"><text:s text:c="12"/>i += 1</text:p>
      <text:p text:style-name="P6"><text:s text:c="4"/>return array # and count, if needed.</text:p>
      <text:p text:style-name="P6"/>
      <text:p text:style-name="P6">______</text:p>
      <text:p text:style-name="P6"/>
      <text:p text:style-name="P9">3.</text:p>
      <text:p text:style-name="P9"/>
      <text:p text:style-name="P9"># MakeSet, FindSet, Union </text:p>
      <text:p text:style-name="P9"/>
      <text:p text:style-name="P9"># Hint: connecting root of shallower tree to deeper tree.</text:p>
      <text:p text:style-name="P9"/>
      <text:p text:style-name="P13"># Maybe heap/binary tree</text:p>
      <text:p text:style-name="P9"><text:soft-page-break/></text:p>
      <text:p text:style-name="P9">def MST_Kruskal(G,w):</text:p>
      <text:p text:style-name="P9"><text:tab/>A = <text:span text:style-name="T10">make_set(G)</text:span></text:p>
      <text:p text:style-name="P9"/>
      <text:p text:style-name="P9"><text:tab/>w = quicksort(w) # non-decreasing order</text:p>
      <text:p text:style-name="P9"/>
      <text:p text:style-name="P9"><text:tab/># m log n for m edges</text:p>
      <text:p text:style-name="P9"/>
      <text:p text:style-name="P9"><text:tab/>for e in G.e:</text:p>
      <text:p text:style-name="P9"><text:tab/><text:tab/>if find_set(e.u) != find_set(e.v): # at most 2m finds, each log n</text:p>
      <text:p text:style-name="P9"><text:tab/><text:tab/><text:tab/>A = union(A, e) # upper bound of n - 1 vertices</text:p>
      <text:p text:style-name="P9"/>
      <text:p text:style-name="P9"><text:tab/>return A</text:p>
      <text:p text:style-name="P9"/>
      <text:p text:style-name="P9"># dominated by O(2m log n)</text:p>
      <text:p text:style-name="P9"/>
      <text:p text:style-name="P9">def make_set(G):</text:p>
      <text:p text:style-name="P9"><text:tab/><text:span text:style-name="T10">all = []</text:span></text:p>
      <text:p text:style-name="P9"><text:tab/>for vertex in G.v: <text:span text:style-name="T10"># Initialize set to be a one node tree for each vertex.</text:span></text:p>
      <text:p text:style-name="P9"><text:tab/><text:tab/>vertex.<text:span text:style-name="T10">pi = NIL</text:span></text:p>
      <text:p text:style-name="P9"><text:tab/><text:tab/><text:span text:style-name="T10">all.append(vertex)</text:span></text:p>
      <text:p text:style-name="P9"><text:tab/><text:span text:style-name="T10">return all</text:span></text:p>
      <text:p text:style-name="P9"/>
      <text:p text:style-name="P15"><text:span text:style-name="T9">def union(x,y):</text:span></text:p>
      <text:p text:style-name="P15"><text:tab/><text:span text:style-name="T9">if len(x) &lt; len(y):</text:span></text:p>
      <text:p text:style-name="P15"><text:tab/><text:tab/><text:span text:style-name="T9">y[0].pi = x[len(x)-1] # The root of y is attached to the tree of x. </text:span></text:p>
      <text:p text:style-name="P15"><text:span text:style-name="T9"><text:tab/><text:tab/>for element in y:</text:span></text:p>
      <text:p text:style-name="P15"><text:span text:style-name="T9"><text:tab/><text:tab/><text:tab/>x.append(element)</text:span></text:p>
      <text:p text:style-name="P15"><text:span text:style-name="T9"><text:tab/>else: </text:span></text:p>
      <text:p text:style-name="P15"><text:span text:style-name="T9"><text:tab/> <text:tab/>x[0].pi = y[len(x)-1] # The root of x is attached to the tree of y. </text:span></text:p>
      <text:p text:style-name="P15"><text:span text:style-name="T9"><text:tab/><text:tab/>for element in x:</text:span></text:p>
      <text:p text:style-name="P10"><text:span text:style-name="T9"><text:tab/><text:tab/><text:tab/>y.append(element)</text:span></text:p>
      <text:p text:style-name="P9"/>
      <text:p text:style-name="P9">def find_set(tree, node):</text:p>
      <text:p text:style-name="P9"><text:tab/>return binary_tree_search(tree, <text:span text:style-name="T8">i</text:span>)</text:p>
      <text:p text:style-name="P9"/>
      <text:p text:style-name="P9"><text:tab/># O(ln(n)) </text:p>
      <text:p text:style-name="P9"><text:tab/># Depth of a node is the amount of times set was <text:span text:style-name="T10">unioned/reassigned</text:span>. </text:p>
      <text:p text:style-name="P11"><text:span text:style-name="T7"><text:tab/># Since it's always merged with a larger, sets at least double with each redirection.</text:span></text:p>
      <text:p text:style-name="P15"><text:tab/><text:span text:style-name="T10"># Total algorithm is dominated by O(2m log n)</text:span></text:p>
      <text:p text:style-name="P14"/>
      <text:p text:style-name="P14">_______<text:tab/></text:p>
      <text:p text:style-name="P9"/>
      <text:p text:style-name="P12">4.</text:p>
      <text:p text:style-name="P12"/>
      <text:p text:style-name="P12"/>
      <text:p text:style-name="P12">Relax edges in order: (t,x), (t,y), (x,t), (y,x), (y,z), (z,x), (z,s), (s,t), (s,y). Show d and parent values at each pass. </text:p>
      <text:p text:style-name="P12"/>
      <text:p text:style-name="P12"><text:soft-page-break/>4.1 z is source with distance zero. The rest are distance infinity. </text:p>
      <text:p text:style-name="P12"/>
      <text:p text:style-name="P12">Pass 1: </text:p>
      <text:p text:style-name="P12"/>
      <text:p text:style-name="P12">s=inf, pi=nil</text:p>
      <text:p text:style-name="P12">t=inf, pi=nil</text:p>
      <text:p text:style-name="P12">x=inf, pi=nil</text:p>
      <text:p text:style-name="P12">y=inf, pi=nil</text:p>
      <text:p text:style-name="P12">z=0, pi=nil</text:p>
      <text:p text:style-name="P12"/>
      <text:p text:style-name="P12"/>
      <text:p text:style-name="P12">t to x is inf + 5 =&gt; x.d = inf, pi=t </text:p>
      <text:p text:style-name="P12">t to y is inf + 8 =&gt; y.d = inf, pi=t</text:p>
      <text:p text:style-name="P12">t to z is inf + -4 =&gt; unchanged, z.d = 0, pi=nil</text:p>
      <text:p text:style-name="P12">x to t is inf + -2 =&gt; t.d = inf, pi=t</text:p>
      <text:p text:style-name="P12">y to x is inf + -3 =&gt; x.d = inf, pi=y</text:p>
      <text:p text:style-name="P12">y to z is inf + 9 =&gt; unchanged, z.d = 0, pi=nil</text:p>
      <text:p text:style-name="P12">z to x is 0 + 7 =&gt; x.d = 7, pi=z</text:p>
      <text:p text:style-name="P12">z to s is 0 + 2 =&gt; s.d = 2, pi=z</text:p>
      <text:p text:style-name="P12">s to t is 2 + 6 =&gt; t.d = 8, pi=s</text:p>
      <text:p text:style-name="P12">s to y is 2 + 7 =&gt; y.d = 9, pi=s</text:p>
      <text:p text:style-name="P12"/>
      <text:p text:style-name="P12"/>
      <text:p text:style-name="P12">Pass 2: </text:p>
      <text:p text:style-name="P12"/>
      <text:p text:style-name="P12">s=2, pi=z</text:p>
      <text:p text:style-name="P12">t=8, pi=s</text:p>
      <text:p text:style-name="P12">x=7, pi=z</text:p>
      <text:p text:style-name="P12">y=9, pi=s</text:p>
      <text:p text:style-name="P12">z=0, pi=nil</text:p>
      <text:p text:style-name="P12"/>
      <text:p text:style-name="P12">t to x is 8 + 5 =&gt; unchanged, x.d = 7, pi=z # </text:p>
      <text:p text:style-name="P12">t to y is 8 + 8 =&gt; unchanged, y.d = 9, pi=s #</text:p>
      <text:p text:style-name="P12">t to z is 8 + -4 =&gt; unchanged, z.d = 0, pi=nil #</text:p>
      <text:p text:style-name="P12">x to t is 7 + -2 =&gt; t.d = 5, pi=x #</text:p>
      <text:p text:style-name="P12">y to x is 9 + -3 =&gt; x.d = 6, pi=y #</text:p>
      <text:p text:style-name="P12">y to z is 9 + 9 =&gt; unchanged, z.d = 0, pi=nil #</text:p>
      <text:p text:style-name="P12">z to x is 0 + 7 =&gt; unchanged, x.d = 6, pi=y # </text:p>
      <text:p text:style-name="P12">z to s is 0 + 2 =&gt; unchanged, s.d = 2, pi=z #</text:p>
      <text:p text:style-name="P12">s to t is 2 + 6 =&gt; unchanged, t.d = 5, pi=x #</text:p>
      <text:p text:style-name="P12">s to y is 2 + 7 =&gt; unchanged, y.d = 9, pi=s #</text:p>
      <text:p text:style-name="P12"/>
      <text:p text:style-name="P12">Pass 3: </text:p>
      <text:p text:style-name="P12"/>
      <text:p text:style-name="P12">s=2, pi=z</text:p>
      <text:p text:style-name="P12">t=5, pi=x</text:p>
      <text:p text:style-name="P12">x=6, pi=y</text:p>
      <text:p text:style-name="P12">y=9, pi=s</text:p>
      <text:p text:style-name="P12">z=0, pi=nil</text:p>
      <text:p text:style-name="P12"><text:soft-page-break/></text:p>
      <text:p text:style-name="P12">t to x is 5 + 5 =&gt; unchanged, x.d = 7, pi=z # </text:p>
      <text:p text:style-name="P12">t to y is 5 + 8 =&gt; unchanged, y.d = 9, pi=s #</text:p>
      <text:p text:style-name="P12">t to z is 5 + -4 =&gt; unchanged, z.d = 0, pi=nil #</text:p>
      <text:p text:style-name="P12">x to t is 6 + -2 =&gt; t.d = 4, pi=x #</text:p>
      <text:p text:style-name="P12">y to x is 9 + -3 =&gt; unchanged, x.d = 6, pi=y #</text:p>
      <text:p text:style-name="P12">y to z is 9 + 9 =&gt; unchanged, z.d = 0, pi=nil #</text:p>
      <text:p text:style-name="P12">z to x is 0 + 7 =&gt; unchanged, x.d = 6, pi=y # </text:p>
      <text:p text:style-name="P12">z to s is 0 + 2 =&gt; unchanged, s.d = 2, pi=z #</text:p>
      <text:p text:style-name="P12">s to t is 2 + 6 =&gt; unchanged, t.d = 5, pi=x #</text:p>
      <text:p text:style-name="P12">s to y is 2 + 7 =&gt; unchanged, y.d = 9, pi=s #</text:p>
      <text:p text:style-name="P12"/>
      <text:p text:style-name="P12">Pass 4:</text:p>
      <text:p text:style-name="P12"/>
      <text:p text:style-name="P12">s=2, pi=z</text:p>
      <text:p text:style-name="P12">t=4. pi=x</text:p>
      <text:p text:style-name="P12">x=6, pi=y</text:p>
      <text:p text:style-name="P12">y=9, pi=s</text:p>
      <text:p text:style-name="P12">z=0, pi=nil</text:p>
      <text:p text:style-name="P12"/>
      <text:p text:style-name="P12">t to x is 4 + 5 =&gt; unchanged, x.d = 7, pi=z # </text:p>
      <text:p text:style-name="P12">t to y is 4 + 8 =&gt; unchanged, y.d = 9, pi=s #</text:p>
      <text:p text:style-name="P12">t to z is 4 + -4 =&gt; unchanged, z.d = 0, pi=nil #</text:p>
      <text:p text:style-name="P12">x to t is 6 + -2 =&gt; unchanged, t.d = 4, pi=x #</text:p>
      <text:p text:style-name="P12">y to x is 9 + -3 =&gt; unchanged, x.d = 6, pi=y #</text:p>
      <text:p text:style-name="P12">y to z is 9 + 9 =&gt; unchanged, z.d = 0, pi=nil #</text:p>
      <text:p text:style-name="P12">z to x is 0 + 7 =&gt; unchanged, x.d = 6, pi=y # </text:p>
      <text:p text:style-name="P12">z to s is 0 + 2 =&gt; unchanged, s.d = 2, pi=z #</text:p>
      <text:p text:style-name="P12">s to t is 2 + 6 =&gt; unchanged, t.d = 5, pi=x #</text:p>
      <text:p text:style-name="P12">s to y is 2 + 7 =&gt; unchanged, y.d = 9, pi=s #</text:p>
      <text:p text:style-name="P12"/>
      <text:p text:style-name="P12">Bellman-Ford complete! </text:p>
      <text:p text:style-name="P12"/>
      <text:p text:style-name="P12">s=2, pi=z</text:p>
      <text:p text:style-name="P12">t=4. pi=x</text:p>
      <text:p text:style-name="P12">x=6, pi=y</text:p>
      <text:p text:style-name="P12">y=9, pi=s</text:p>
      <text:p text:style-name="P12">z=0, pi=nil</text:p>
      <text:p text:style-name="P12"/>
      <text:p text:style-name="P12">______________</text:p>
      <text:p text:style-name="P12"/>
      <text:p text:style-name="P12">4.2</text:p>
      <text:p text:style-name="P12"/>
      <text:p text:style-name="P12">s is the source with distance zero. The rest are distance infinity, and (z,x) is now 4. </text:p>
      <text:p text:style-name="P12"/>
      <text:p text:style-name="P12">Pass 1:</text:p>
      <text:p text:style-name="P12"/>
      <text:p text:style-name="P12">s=0, pi=nil</text:p>
      <text:p text:style-name="P12">t=inf, pi=nil</text:p>
      <text:p text:style-name="P12"><text:soft-page-break/>x=inf, pi=nil</text:p>
      <text:p text:style-name="P12">y=inf, pi=nil</text:p>
      <text:p text:style-name="P12">z=inf, pi=nil</text:p>
      <text:p text:style-name="P12"/>
      <text:p text:style-name="P12">t to x is inf + 5 =&gt; x.d = inf, pi=t. </text:p>
      <text:p text:style-name="P12">t to y is inf + 8 =&gt; y.d = inf, pi=t</text:p>
      <text:p text:style-name="P12">t to z is inf + -4 =&gt; z.d = inf, pi=t</text:p>
      <text:p text:style-name="P12">x to t is inf + -2 =&gt; t.d = inf, pi=t</text:p>
      <text:p text:style-name="P12">y to x is inf + -3 =&gt; x.d = inf, pi=y</text:p>
      <text:p text:style-name="P12">y to z is inf + 9 =&gt; z.d = inf, pi=y</text:p>
      <text:p text:style-name="P12">z to x is inf + 4 =&gt; x.d = inf, pi=z</text:p>
      <text:p text:style-name="P12">z to s is inf + 2 =&gt; s.d = 0, pi=nil</text:p>
      <text:p text:style-name="P12">s to t is 0 + 6 =&gt; t.d = 6, pi=s</text:p>
      <text:p text:style-name="P12">s to y is 0 + 7 =&gt; y.d = 7, pi=s</text:p>
      <text:p text:style-name="P12"/>
      <text:p text:style-name="P12">Pass 2:</text:p>
      <text:p text:style-name="P12"/>
      <text:p text:style-name="P12">s=0, pi=nil</text:p>
      <text:p text:style-name="P12">t=6, pi=s</text:p>
      <text:p text:style-name="P12">x=inf, pi=z</text:p>
      <text:p text:style-name="P12">y=7, pi=s</text:p>
      <text:p text:style-name="P12">z=inf, pi=y</text:p>
      <text:p text:style-name="P12"/>
      <text:p text:style-name="P12">t to x is 6 + 5 =&gt; x.d = 11, pi=t </text:p>
      <text:p text:style-name="P12">t to y is 6 + 8 =&gt; unchanged, y.d = 7, pi=s</text:p>
      <text:p text:style-name="P12">t to z is 6 + -4 =&gt; z.d = 2, pi=t</text:p>
      <text:p text:style-name="P12">x to t is 11 + -2 =&gt; unchanged, t.d = 6, pi=s</text:p>
      <text:p text:style-name="P12">y to x is 7 + -3 =&gt; x.d = 4, pi=y</text:p>
      <text:p text:style-name="P12">y to z is 7 + 9 =&gt; unchanged, z.d = 2, pi=t</text:p>
      <text:p text:style-name="P12">z to x is 2 + 4 =&gt; unchanged, x.d = 4, pi=y</text:p>
      <text:p text:style-name="P12">z to s is 2 + 2 =&gt; unchanged, s.d = 0, pi=nil</text:p>
      <text:p text:style-name="P12">s to t is 0 + 6 =&gt; unchanged, t.d = 6, pi=s</text:p>
      <text:p text:style-name="P12">s to y is 0 + 7 =&gt; unchanged, y.d = 7, pi=s</text:p>
      <text:p text:style-name="P12"/>
      <text:p text:style-name="P12">Pass 3:</text:p>
      <text:p text:style-name="P12"/>
      <text:p text:style-name="P12">s=0, pi=nil</text:p>
      <text:p text:style-name="P12">t=6, pi=s</text:p>
      <text:p text:style-name="P12">x=4, pi=y</text:p>
      <text:p text:style-name="P12">y=7, pi=s</text:p>
      <text:p text:style-name="P12">z=2, pi=t</text:p>
      <text:p text:style-name="P12"/>
      <text:p text:style-name="P12">t to x is 6 + 5 =&gt; unchanged, x.d = 4, pi=y </text:p>
      <text:p text:style-name="P12">t to y is 6 + 8 =&gt; unchanged, y.d = 7, pi=s</text:p>
      <text:p text:style-name="P12">t to z is 6 + -4 =&gt; unchanged, z.d = 2, pi=t</text:p>
      <text:p text:style-name="P12">x to t is 4 + -2 =&gt; unchanged, t.d = 6, pi=s</text:p>
      <text:p text:style-name="P12">y to x is 7 + -3 =&gt; unchanged, x.d = 4, pi=y</text:p>
      <text:p text:style-name="P12">y to z is 7 + 9 =&gt; unchanged, z.d = 2, pi=t</text:p>
      <text:p text:style-name="P12">z to x is 2 + 4 =&gt; unchanged, x.d = 4, pi=y</text:p>
      <text:p text:style-name="P12"><text:soft-page-break/>z to s is 2 + 2 =&gt; unchanged, s.d = 0, pi=nil</text:p>
      <text:p text:style-name="P12">s to t is 0 + 6 =&gt; unchanged, t.d = 6, pi=s</text:p>
      <text:p text:style-name="P12">s to y is 0 + 7 =&gt; unchanged, y.d = 7, pi=s</text:p>
      <text:p text:style-name="P9"/>
      <text:p text:style-name="P12">Bellman-Ford complet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0:07:19.172600892</meta:creation-date>
    <dc:date>2017-12-06T13:35:47.797840483</dc:date>
    <meta:editing-duration>PT1H58M19S</meta:editing-duration>
    <meta:editing-cycles>23</meta:editing-cycles>
    <meta:generator>LibreOffice/5.3.7.2.0$Linux_X86_64 LibreOffice_project/30m0$Build-2</meta:generator>
    <meta:document-statistic meta:table-count="0" meta:image-count="0" meta:object-count="0" meta:page-count="9" meta:paragraph-count="286" meta:word-count="2176" meta:character-count="10233" meta:non-whitespace-character-count="7920"/>
  </office:meta>
</office:document-meta>
</file>